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1"/>
    </style:style>
    <style:style style:name="P3" style:family="paragraph" style:parent-style-name="Standard">
      <style:paragraph-properties fo:text-align="center" style:justify-single-word="false"/>
      <style:text-properties style:font-name="Arial1" fo:font-size="13pt" fo:font-weight="bold" officeooo:rsid="001130ce" officeooo:paragraph-rsid="001130ce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1" officeooo:rsid="001130ce" officeooo:paragraph-rsid="001130ce"/>
    </style:style>
    <style:style style:name="P5" style:family="paragraph" style:parent-style-name="Standard">
      <style:paragraph-properties fo:text-align="center" style:justify-single-word="false"/>
      <style:text-properties style:font-name="Arial1" officeooo:rsid="001130ce" officeooo:paragraph-rsid="0013d122"/>
    </style:style>
    <style:style style:name="P6" style:family="paragraph" style:parent-style-name="Standard">
      <style:paragraph-properties fo:text-align="center" style:justify-single-word="false"/>
      <style:text-properties style:font-name="Arial1" officeooo:rsid="001130ce" officeooo:paragraph-rsid="001194f8"/>
    </style:style>
    <style:style style:name="T1" style:family="text">
      <style:text-properties style:font-name="ArialMT"/>
    </style:style>
    <style:style style:name="T2" style:family="text">
      <style:text-properties style:font-name="ArialMT" fo:font-size="11pt" style:font-size-asian="11pt"/>
    </style:style>
    <style:style style:name="T3" style:family="text">
      <style:text-properties style:font-name="ArialMT" fo:font-size="11pt" officeooo:rsid="001130ce" style:font-size-asian="11pt"/>
    </style:style>
    <style:style style:name="T4" style:family="text">
      <style:text-properties style:font-name="ArialMT" fo:font-size="11pt" officeooo:rsid="001194f8" style:font-size-asian="11pt"/>
    </style:style>
    <style:style style:name="T5" style:family="text">
      <style:text-properties style:font-name="ArialMT" fo:font-size="11pt" officeooo:rsid="001274bb" style:font-size-asian="11pt"/>
    </style:style>
    <style:style style:name="T6" style:family="text">
      <style:text-properties style:font-name="ArialMT" fo:font-size="11pt" officeooo:rsid="0013d122" style:font-size-asian="11pt"/>
    </style:style>
    <style:style style:name="T7" style:family="text">
      <style:text-properties style:font-name="ArialMT" fo:font-size="11pt" officeooo:rsid="00153602" style:font-size-asian="11pt"/>
    </style:style>
    <style:style style:name="T8" style:family="text">
      <style:text-properties style:font-name="ArialMT" fo:font-size="11pt" officeooo:rsid="00165f38" style:font-size-asian="11pt"/>
    </style:style>
    <style:style style:name="T9" style:family="text">
      <style:text-properties style:font-name="ArialMT" fo:font-size="11pt" officeooo:rsid="0016f91d" style:font-size-asian="11pt"/>
    </style:style>
    <style:style style:name="T10" style:family="text">
      <style:text-properties style:font-name="ArialMT" fo:font-size="11pt" officeooo:rsid="001897cc" style:font-size-asian="11pt"/>
    </style:style>
    <style:style style:name="T11" style:family="text">
      <style:text-properties style:font-name="ArialMT" officeooo:rsid="001130ce"/>
    </style:style>
    <style:style style:name="T12" style:family="text">
      <style:text-properties officeooo:rsid="001130ce"/>
    </style:style>
    <style:style style:name="T13" style:family="text">
      <style:text-properties fo:font-size="11pt" style:font-size-asian="11pt"/>
    </style:style>
    <style:style style:name="T14" style:family="text">
      <style:text-properties fo:font-size="11pt" officeooo:rsid="001130ce" style:font-size-asian="11pt"/>
    </style:style>
    <style:style style:name="T15" style:family="text">
      <style:text-properties fo:font-size="11pt" officeooo:rsid="001194f8" style:font-size-asian="11pt"/>
    </style:style>
    <style:style style:name="T16" style:family="text">
      <style:text-properties fo:font-size="11pt" officeooo:rsid="001274bb" style:font-size-asian="11pt"/>
    </style:style>
    <style:style style:name="T17" style:family="text">
      <style:text-properties fo:font-size="11pt" officeooo:rsid="0013d122" style:font-size-asian="11pt"/>
    </style:style>
    <style:style style:name="T18" style:family="text">
      <style:text-properties fo:font-size="11pt" officeooo:rsid="00153602" style:font-size-asian="11pt"/>
    </style:style>
    <style:style style:name="T19" style:family="text">
      <style:text-properties fo:font-size="11pt" officeooo:rsid="00165f38" style:font-size-asian="11pt"/>
    </style:style>
    <style:style style:name="T20" style:family="text">
      <style:text-properties fo:font-size="11pt" officeooo:rsid="0016f91d" style:font-size-asian="11pt"/>
    </style:style>
    <style:style style:name="T21" style:family="text">
      <style:text-properties fo:font-size="11pt" officeooo:rsid="001897cc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o das aulas <text:span text:style-name="T12">2 e 3</text:span></text:p>
      <text:p text:style-name="P2"><text:span text:style-name="T14"/></text:p>
      <text:p text:style-name="P3">Referente ao exercício de fixação ao conteúdo ministrado nessas duas aulas.</text:p>
      <text:p text:style-name="P4"><text:span text:style-name="T13"/></text:p>
      <text:p text:style-name="P5"><text:span text:style-name="T13"><text:tab/>Vimos A Tabela Verdade que e usada para conferir se uma sentença declarada e verdadeira e falsa, usando operadores como o AND (&amp;&amp;) que ele resulta em TRUE se as duas partes forem corretas, se não será FALSE; outro operador o OR ( || ) que ele resulta em TRUE se uma das duas partes for verdadeiro, e somente se as duas forem falso que resultará em FALSE e por </text:span><text:span text:style-name="T15">último</text:span><text:span text:style-name="T13"> o operador NOT </text:span><text:span text:style-name="T15">quando usado ele sempre será o inverso com a negação do sei operando. Com isso avançamos para as instruções de IF e ELSE, que permite criar uma condição para aprimorar a tabela verdade </text:span><text:span text:style-name="T16">dentro de uma programação </text:span></text:p>
      <text:p text:style-name="P5"><text:span text:style-name="T16"><text:tab/></text:span><text:span text:style-name="T17">EX</text:span><text:span text:style-name="T16">: SE( if ) a nota de um aluno for igual ou maior que 60. Imprima “Aprovado”, Caso contrário Senão ( se ) imprima Reprovado.</text:span></text:p>
      <text:p text:style-name="P5"><text:span text:style-name="T16"><text:tab/>Em uma programação com vários IF e ELSE devemos usar modelo de aninhados para compreendermos melhor o código e fazer correções ou manutenção, mas </text:span><text:span text:style-name="T17">podemos usar casos dentro de um código de programação com a instrução do SWITCH, que usamos CASE para vários tipos de situação semelhante. </text:span></text:p>
      <text:p text:style-name="P5"><text:span text:style-name="T17"><text:tab/>EX: Um Aluno se tirar nota maior que 7, será aprovado, caso tirar nota menor que 7 e maior que 5, irá para conselho de classe, caso tirar nota menor que 5, irá para recuperação, caso tire nota menor que 4, você estará reprovado.</text:span></text:p>
      <text:p text:style-name="P5"><text:span text:style-name="T17"><text:tab/>Após termos fixado a matéria com atividades e exemplos feita com a professora, e sim <text:s/>avançamos para os ARRAYS </text:span><text:span text:style-name="T18">que são variáveis com um aumento de caracteres <text:s/>usando valores que varia de 2 até quantos você precisar, mas para cada valor escolhido ele coloca um <text:s/>índice de ordem crescente começando com índice 0 (zero); que sempre terá operadores de incremento ( ++ ) que adiciona 1 a variável numérica e outro operador de decremento ( - - ), </text:span><text:span text:style-name="T19">que será redirecionado para a instrução de repetição FOR que é controlada por um contador em uma única linha de código que nela estará a variável de inicialização, seguida pelo corpo do loop que se repetira ate concluir todos os laços, junto com o incremento ou decremento do código de programação, junto tudo isso se for verdadeiro a expressão do código </text:span><text:span text:style-name="T20">e parará quando for negativo ou FALSE, neste caso isso só usará em uma única linha de código para ler o bloco da expressão, mas temos outra instrução de repetição WHILE que será em uma única linha de código ou um bloco de expressão <text:s/>de repetição, enquanto for TRUE ficará no loot infinito <text:s/>e no momento que for FALSE interromperá a leitura da programação.</text:span></text:p>
      <text:p text:style-name="P5"><text:span text:style-name="T20"><text:tab/>Mas se quiser verificar antes do WHILE começar o loop podemos usar a instrução de repetição Do … WHILE que verifica o bloco de código antes do WHILE começar a programar o bloco de </text:span><text:span text:style-name="T21">código, enquanto for verdadeiro ocorrerá o loop até chegar a condição FALSE interromperá a leitura do código e finalizará.</text:span></text:p>
      <text:p text:style-name="P5"><text:span text:style-name="T19"><text:tab/></text:span></text:p>
      <text:p text:style-name="P5"><text:span text:style-name="T17"><text:tab/></text:span></text:p>
      <text:p text:style-name="P6"><text:span text:style-name="T16"><text:tab/></text:span></text:p>
      <text:p text:style-name="P6"><text:span text:style-name="T16"><text:tab/></text:span></text:p>
      <text:p text:style-name="P6"><text:span text:style-name="T15"><text:tab/></text:span></text:p>
      <text:p text:style-name="P6"><text:span text:style-name="T13">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fo:border="none" fo:padding="0.049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hatch" draw:fill-hatch-name="Black_20_0_20_Degrees" draw:fill-hatch-solid="false" draw:opacity="0%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7T20:43:05.285000000</meta:creation-date>
    <dc:date>2020-10-17T22:04:10.793000000</dc:date>
    <meta:editing-duration>PT8M25S</meta:editing-duration>
    <meta:editing-cycles>1</meta:editing-cycles>
    <meta:document-statistic meta:table-count="0" meta:image-count="0" meta:object-count="0" meta:page-count="1" meta:paragraph-count="14" meta:word-count="500" meta:character-count="2793" meta:non-whitespace-character-count="2282"/>
    <meta:generator>LibreOffice/6.3.6.2$Windows_x86 LibreOffice_project/2196df99b074d8a661f4036fca8fa0cbfa33a497</meta:generator>
  </office:meta>
</office:document-meta>
</file>